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21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57.6pt"/>
    </style:style>
    <style:style style:name="co4" style:family="table-column">
      <style:table-column-properties fo:break-before="auto" style:column-width="11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1.76pt" fo:break-before="auto" style:use-optimal-row-height="false"/>
    </style:style>
    <style:style style:name="ro2" style:family="table-row">
      <style:table-row-properties style:row-height="16.04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ro4" style:family="table-row">
      <style:table-row-properties style:row-height="13.8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" style:family="table-cell" style:parent-style-name="Default">
      <style:table-cell-properties fo:background-color="#f79448"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ce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pt"/>
      <style:text-properties fo:font-size="36pt" style:font-size-asian="36pt" style:font-size-complex="36pt"/>
    </style:style>
    <style:style style:name="gr1" style:family="graphic">
      <style:graphic-properties draw:stroke="solid" svg:stroke-width="1.45pt" svg:stroke-color="#000000" draw:marker-start-width="7.82pt" draw:marker-end-width="7.82pt" draw:fill-color="#bd7cb5" draw:textarea-vertical-align="middle" draw:auto-grow-height="false" fo:min-height="95.05pt" fo:min-width="146.24pt" fo:padding-top="0.71pt" fo:padding-bottom="0.71pt" fo:padding-left="0.71pt" fo:padding-right="0.71pt"/>
    </style:style>
    <style:style style:name="P1" style:family="paragraph">
      <loext:graphic-properties draw:fill-color="#bd7cb5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47.66pt" svg:height="96.46pt" svg:x="162.6pt" svg:y="124.95pt">
            <text:p/>
            <draw:enhanced-geometry svg:viewBox="0 0 21600 21600" draw:mirror-vertical="true" draw:mirror-horizontal="true" draw:text-areas="0 0 21600 21600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1" draw:text-style-name="P1" svg:width="147.66pt" svg:height="96.46pt" draw:transform="rotate (-1.80728844044013) translate (174.614173228346pt 29.8204724409449pt)">
            <text:p/>
            <draw:enhanced-geometry svg:viewBox="0 0 21600 21600" draw:mirror-vertical="false" draw:text-areas="0 0 21600 21600" draw:mirror-horizontal="true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" draw:style-name="gr1" draw:text-style-name="P1" svg:width="147.66pt" svg:height="96.46pt" draw:transform="rotate (-1.93522107461131) translate (184.648818897638pt 127.247244094488pt)">
            <text:p/>
            <draw:enhanced-geometry svg:viewBox="0 0 21600 21600" draw:mirror-vertical="true" draw:mirror-horizontal="true" draw:text-areas="0 0 21600 21600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3" draw:style-name="gr1" draw:text-style-name="P1" svg:width="147.66pt" svg:height="96.49pt" draw:transform="rotate (1.1995647948957) translate (167.811023622047pt 142.469291338583pt)">
            <text:p/>
            <draw:enhanced-geometry svg:viewBox="0 0 21600 21600" draw:mirror-vertical="true" draw:mirror-horizontal="true" draw:text-areas="0 0 21600 21600" draw:type="circular-arrow" draw:modifiers="50.4612882016355 -146.185431261606 9760.39549261926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4" table:number-columns-repeated="8"/>
          <table:table-cell/>
        </table:table-row>
        <table:table-row table:style-name="ro2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float" office:value="4" calcext:value-type="float">
            <text:p>4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number-columns-repeated="4"/>
        </table:table-row>
        <table:table-row table:style-name="ro3">
          <table:table-cell/>
          <table:table-cell table:style-name="ce3"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marker draw:name="Arrowheads_20_3" draw:display-name="Arrowheads 3" svg:viewBox="0 0 1321 3493" svg:d="M1321 3493h-1321l661-349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00:21:51.280050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22:52:14.371546700</meta:creation-date>
    <meta:editing-duration>PT14M6S</meta:editing-duration>
    <meta:editing-cycles>6</meta:editing-cycles>
    <meta:generator>LibreOffice/6.0.3.2$Linux_X86_64 LibreOffice_project/00m0$Build-2</meta:generator>
    <dc:date>2018-08-11T00:22:53.533838065</dc:date>
    <meta:document-statistic meta:table-count="1" meta:cell-count="15" meta:object-count="4"/>
  </office:meta>
</office:document-meta>
</file>